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a xlink:type="simple" xlink:href="https://www.cherryservers.com/blog/install-kvm-ubuntu" text:style-name="Internet_20_link" text:visited-style-name="Visited_20_Internet_20_Link">https://www.cherryservers.com/blog/install-kvm-ubuntu</text:a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07:14:55.538406539</meta:creation-date>
    <meta:generator>LibreOffice/24.8.6.2$Linux_X86_64 LibreOffice_project/d50be90c1d90f0f90a5235ffcbbafbbfa38a83c2</meta:generator>
    <dc:date>2025-05-08T07:15:59.994882571</dc:date>
    <meta:editing-duration>PT1M5S</meta:editing-duration>
    <meta:editing-cycles>1</meta:editing-cycles>
    <meta:document-statistic meta:table-count="0" meta:image-count="0" meta:object-count="0" meta:page-count="1" meta:paragraph-count="1" meta:word-count="1" meta:character-count="53" meta:non-whitespace-character-count="53"/>
  </office:meta>
</office:document-meta>
</file>